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f691f" officeooo:paragraph-rsid="0008e721"/>
    </style:style>
    <style:style style:name="P2" style:family="paragraph" style:parent-style-name="Standard" style:list-style-name="L1">
      <style:text-properties officeooo:rsid="001f691f" officeooo:paragraph-rsid="000a8a87"/>
    </style:style>
    <style:style style:name="P3" style:family="paragraph" style:parent-style-name="Standard" style:list-style-name="L1">
      <style:text-properties officeooo:rsid="001f691f" officeooo:paragraph-rsid="000b29bb"/>
    </style:style>
    <style:style style:name="P4" style:family="paragraph" style:parent-style-name="Standard" style:list-style-name="L1">
      <style:text-properties officeooo:rsid="001f691f" officeooo:paragraph-rsid="000bfcab"/>
    </style:style>
    <style:style style:name="P5" style:family="paragraph" style:parent-style-name="Standard" style:list-style-name="L1">
      <style:text-properties officeooo:rsid="001f691f" officeooo:paragraph-rsid="000c1798"/>
    </style:style>
    <style:style style:name="P6" style:family="paragraph" style:parent-style-name="Standard" style:list-style-name="L1">
      <style:text-properties officeooo:rsid="001f691f" officeooo:paragraph-rsid="000de38d"/>
    </style:style>
    <style:style style:name="P7" style:family="paragraph" style:parent-style-name="Standard" style:list-style-name="L1">
      <style:text-properties officeooo:rsid="001f691f" officeooo:paragraph-rsid="000df881"/>
    </style:style>
    <style:style style:name="P8" style:family="paragraph" style:parent-style-name="Standard" style:list-style-name="L1">
      <style:text-properties officeooo:rsid="001f691f" officeooo:paragraph-rsid="000f5e53"/>
    </style:style>
    <style:style style:name="P9" style:family="paragraph" style:parent-style-name="Standard" style:list-style-name="L1">
      <style:text-properties officeooo:rsid="001acc38" officeooo:paragraph-rsid="0008e721"/>
    </style:style>
    <style:style style:name="P10" style:family="paragraph" style:parent-style-name="Standard" style:list-style-name="L1">
      <style:text-properties officeooo:paragraph-rsid="0008e721"/>
    </style:style>
    <style:style style:name="P11" style:family="paragraph" style:parent-style-name="Standard" style:list-style-name="L1">
      <style:text-properties officeooo:rsid="001e7830" officeooo:paragraph-rsid="0008e721"/>
    </style:style>
    <style:style style:name="P12" style:family="paragraph" style:parent-style-name="Standard" style:list-style-name="L1">
      <style:text-properties officeooo:rsid="001be583" officeooo:paragraph-rsid="0008e721"/>
    </style:style>
    <style:style style:name="P13" style:family="paragraph" style:parent-style-name="Standard" style:list-style-name="L1">
      <style:text-properties officeooo:rsid="001d4ed2" officeooo:paragraph-rsid="0008e721"/>
    </style:style>
    <style:style style:name="T1" style:family="text">
      <style:text-properties officeooo:rsid="0020eb4b"/>
    </style:style>
    <style:style style:name="T2" style:family="text">
      <style:text-properties officeooo:rsid="001d9f10"/>
    </style:style>
    <style:style style:name="T3" style:family="text">
      <style:text-properties officeooo:rsid="0022d8eb"/>
    </style:style>
    <style:style style:name="T4" style:family="text">
      <style:text-properties officeooo:rsid="000a8a87"/>
    </style:style>
    <style:style style:name="T5" style:family="text">
      <style:text-properties officeooo:rsid="000b29bb"/>
    </style:style>
    <style:style style:name="T6" style:family="text">
      <style:text-properties officeooo:rsid="000bfcab"/>
    </style:style>
    <style:style style:name="T7" style:family="text">
      <style:text-properties officeooo:rsid="000c1798"/>
    </style:style>
    <style:style style:name="T8" style:family="text">
      <style:text-properties officeooo:rsid="000de38d"/>
    </style:style>
    <style:style style:name="T9" style:family="text">
      <style:text-properties officeooo:rsid="000df881"/>
    </style:style>
    <style:style style:name="T10" style:family="text">
      <style:text-properties officeooo:rsid="000f5e5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33769936040607978" text:style-name="L1">
        <text:list-item>
          <text:list>
            <text:list-item>
              <text:p text:style-name="P9">zeromq</text:p>
              <text:list>
                <text:list-item>
                  <text:p text:style-name="P10"><text:a xlink:type="simple" xlink:href="http://zeromq.org/intro%3Aget-the-software"><text:span text:style-name="T2">http://zeromq.org/intro%3aget-the-software</text:span></text:a></text:p>
                </text:list-item>
                <text:list-item>
                  <text:p text:style-name="P11">https://www.digitalocean.com/community/articles/how-to-install-zeromq-from-source-on-a-centos-6-x64-vps</text:p>
                </text:list-item>
                <text:list-item>
                  <text:p text:style-name="P9">install <text:s/>uuid-dev</text:p>
                  <text:list>
                    <text:list-item>
                      <text:p text:style-name="P12">sudo yum install libuuid-devel.i686</text:p>
                    </text:list-item>
                    <text:list-item>
                      <text:p text:style-name="P13">or</text:p>
                    </text:list-item>
                    <text:list-item>
                      <text:p text:style-name="P13">sudo yum install libuuid-devel</text:p>
                    </text:list-item>
                  </text:list>
                </text:list-item>
                <text:list-item>
                  <text:p text:style-name="P1">build as 32bit</text:p>
                </text:list-item>
              </text:list>
            </text:list-item>
            <text:list-item>
              <text:p text:style-name="P1"><text:span text:style-name="T1">Jeromq</text:span></text:p>
              <text:list>
                <text:list-item>
                  <text:p text:style-name="P1"><text:span text:style-name="T1">https://github.com/zeromq/jeromq</text:span></text:p>
                </text:list-item>
                <text:list-item>
                  <text:p text:style-name="P1"><text:a xlink:type="simple" xlink:href="https://github.com/zeromq/jeromq/wiki"><text:span text:style-name="T1">https://github.com/zeromq/jeromq/wiki</text:span></text:a></text:p>
                </text:list-item>
                <text:list-item>
                  <text:p text:style-name="P1"><text:a xlink:type="simple" xlink:href="https://github.com/miniway/jeromq/tree/master/src/test/java/guide"><text:span text:style-name="T1">https://github.com/miniway/jeromq/tree/master/src/test/java/guide</text:span></text:a></text:p>
                </text:list-item>
              </text:list>
            </text:list-item>
            <text:list-item>
              <text:p text:style-name="P10"><text:span text:style-name="T1">JZMQ </text:span><text:span text:style-name="T3">- JNI interface </text:span></text:p>
              <text:list>
                <text:list-item>
                  <text:p text:style-name="P1"><text:a xlink:type="simple" xlink:href="http://zeromq.org/bindings:java"><text:span text:style-name="T1">http://zeromq.org/bindings:java</text:span></text:a></text:p>
                </text:list-item>
                <text:list-item>
                  <text:p text:style-name="P7"><text:a xlink:type="simple" xlink:href="http://zeromq.github.io/jzmq/javadocs/"><text:span text:style-name="T9">http://zeromq.github.io/jzmq/javadocs/</text:span></text:a></text:p>
                </text:list-item>
                <text:list-item>
                  <text:p text:style-name="P8"><text:span text:style-name="T10">https://github.com/zeromq/jzmq-api/wiki</text:span></text:p>
                </text:list-item>
                <text:list-item>
                  <text:p text:style-name="P2"><text:a xlink:type="simple" xlink:href="http://stackoverflow.com/questions/13052358/understanding-zeromq-java-binding"><text:span text:style-name="T4">http://stackoverflow.com/questions/13052358/understanding-zeromq-java-binding</text:span></text:a></text:p>
                </text:list-item>
              </text:list>
            </text:list-item>
            <text:list-item>
              <text:p text:style-name="P6"><text:span text:style-name="T8">Verizon </text:span><text:span text:style-name="T5">Router – </text:span></text:p>
              <text:list>
                <text:list-item>
                  <text:p text:style-name="P6"><text:span text:style-name="T8">Firewall settings → </text:span><text:span text:style-name="T5">port forwading</text:span></text:p>
                </text:list-item>
                <text:list-item>
                  <text:p text:style-name="P6"><text:span text:style-name="T8">add an entry for the machine the server resides on</text:span></text:p>
                </text:list-item>
                <text:list-item>
                  <text:p text:style-name="P6"><text:span text:style-name="T8">Custom port TCP + port #</text:span></text:p>
                </text:list-item>
              </text:list>
            </text:list-item>
            <text:list-item>
              <text:p text:style-name="P3"><text:span text:style-name="T5">Windows – firewall? </text:span><text:span text:style-name="T7">- if you run a binary it may ask to allow it.</text:span></text:p>
            </text:list-item>
            <text:list-item>
              <text:p text:style-name="P5"><text:span text:style-name="T5">Linux ?? </text:span><text:span text:style-name="T7">- didn't do anything</text:span></text:p>
            </text:list-item>
            <text:list-item>
              <text:p text:style-name="P4"><text:span text:style-name="T6">use ports not already in use! <text:s/>5555, 5558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8T14:19:41.37</meta:creation-date>
    <dc:date>2014-03-08T17:07:02.31</dc:date>
    <meta:editing-duration>PT2H45M43S</meta:editing-duration>
    <meta:editing-cycles>7</meta:editing-cycles>
    <meta:generator>LibreOffice/4.0.1.2$Windows_x86 LibreOffice_project/84102822e3d61eb989ddd325abf1ac077904985</meta:generator>
    <meta:document-statistic meta:table-count="0" meta:image-count="0" meta:object-count="0" meta:page-count="1" meta:paragraph-count="24" meta:word-count="104" meta:character-count="903" meta:non-whitespace-character-count="841"/>
  </office:meta>
</office:document-meta>
</file>